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typedAnnotationDescrip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typedAnnotationDescriptor.UntypedAnnotationDescriptor( Class &lt; ? &gt; rootDeclaringClass , Annotation annotation , Class &lt; ? extends Annotation &gt; [ ]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escriptor.getRoo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typedAnnotationDescriptor.UntypedAnnotationDescriptor( Class &lt; ? &gt; rootDeclaringClass , Class &lt; ? &gt; declaringClass , Annotation annotation , Class &lt; ? extends Annotation &gt; [ ]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AnnotationUtils.getDefaultEnclosingConfigurationM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ContextAnnotationUtils.findAnnotationDescriptorForTypes( @ Nullable Class &lt; ? &gt; clazz , Class &lt; ? extends Annotation &gt; [ ] annotationTypes , Set &lt; Annotation &gt; visite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TestContextAnnotationUtils.findAnnotationDescriptorForTypes( Class &lt; ? &gt; clazz , Class &lt; ? extends Annotation &gt; ... annotation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AnnotationUtils.searchEnclosingClass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AnnotationUtils.findMergedAnnotation( Class &lt; ? &gt; clazz , Class &lt; T &gt; annotationType , Predicate &lt; Class &lt; ? &gt; &gt; searchEnclos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Descriptor.ge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typedAnnotationDescriptor.findAllLocalMerg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extAnnotationUtils.assertNonEmptyAnnotationTypeArray( Class &lt; ? &gt; [ ] annotationTypes , String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ContextAnnotationUtils.clear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Descriptor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AnnotationUtils.hasAnnotation( Class &lt; ? &gt; clazz , Class &lt; ? extends Annotation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extAnnotationUtils.findAnnotationDescriptor( @ Nullable Class &lt; ? &gt; clazz , Class &lt; T &gt; annotationType , Predicate &lt; Class &lt; ? &gt; &gt; searchEnclosingClass , Set &lt; Annotation &gt; visited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nnotationDescriptor.getAnnota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AnnotationUtils.getMergedRepeatableAnnotations( Class &lt; ? &gt; clazz , Class &lt; T &gt; annotatio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extAnnotationUtils.getEnclosingConfiguration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Descrip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Descriptor.AnnotationDescriptor( Class &lt; ? &gt; rootDeclaringClass , Class &lt; ? &gt; declaringClass , T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ContextAnnotationUtils.lookUpEnclosingConfiguration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Descriptor.AnnotationDescriptor( Class &lt; ? &gt; rootDeclaringClass , T 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extAnnotationUtils.findAnnotationDescriptor( Class &lt; ? &gt; clazz , Class &lt; T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Descriptor.findAllLocalMerg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extAnnotationUtils.findMergedAnnotation( Class &lt; ? &gt; clazz , Class &lt; T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